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Ingetavstånd" style:master-page-name="MP0" style:family="paragraph">
      <style:paragraph-properties fo:break-before="page"/>
    </style:style>
  </office:automatic-styles>
  <office:body>
    <office:text text:use-soft-page-breaks="true">
      <text:p text:style-name="P1">Vår labyrintrobot är uppdelad i tre enheter som består av en ATMega16-processor vardera. Dessa enheter är sensorenhet (SE), beslutsenhet (BE) och motorenhet (ME). Som namnet<text:s/>antyder jobbar<text:s/>SE<text:s/>med<text:s/>sensorerna.<text:s/>Den behandlar även datat från sensorerna med linjarisering, integration för gyro och dylikt.<text:s/>SE skickar vidare data till<text:s/>BE<text:s/>som<text:s/>är den centrala enheten och styr all kommunikation med de andra enheterna. Vid kommunikation mellan laptop och robot, vilket sker genom bluetooth, är det BE som kommunikationen sker genom. Det är även i BE som algoritmer<text:s/>för avsökning och traversering av labyrinten finns. Till sist sköter även BE PD-regleringen som håller roboten i mitten av korridorer. BE skickar sedan vidare information om hur roboten<text:s/>ska styras till ME som får motorer och servon att utföra det de ska.</text:p>
      <text:p text:style-name="Ingetavstånd">Vi kommer att använda oss av fyra IR-sensorer för avståndsbedömning, dessa kommer vara riktade framåt, bakåt, höger och vänster. För att kunna se tejpmarkeringar i banan kommer en ljussensor användas, denna placeras i fronten. En vinkelhastighetssensor, gyro, kommer att användas för att avgöra om roboten är klar med en rotation enligt kommand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tycketeckensnitt" style:display-name="Standardstycketeckensnitt" style:family="text"/>
    <style:style style:name="Ingetavstånd" style:display-name="Inget avstånd"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rian Sidenvall</meta:initial-creator>
    <dc:creator>Adrian Sidenvall</dc:creator>
    <meta:creation-date>2014-10-14T11:36:00Z</meta:creation-date>
    <dc:date>2014-10-14T13:00:00Z</dc:date>
    <meta:template xlink:href="Normal" xlink:type="simple"/>
    <meta:editing-cycles>1</meta:editing-cycles>
    <meta:editing-duration>PT5040S</meta:editing-duration>
    <meta:document-statistic meta:page-count="1" meta:paragraph-count="2" meta:word-count="183" meta:character-count="1157" meta:row-count="8" meta:non-whitespace-character-count="976"/>
  </office:meta>
</office:document-meta>
</file>